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70000002F0F86ABDF48DBC0A9.png" manifest:media-type="image/png"/>
  <manifest:file-entry manifest:full-path="Pictures/100022510000145C0000039E77591C8EBD2D8FBC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11cm" svg:height="0.925cm" svg:x="0cm" svg:y="0cm">
          <draw:image xlink:href="Pictures/100022510000145C0000039E77591C8EBD2D8FBC.svg" xlink:type="simple" xlink:show="embed" xlink:actuate="onLoad" loext:mime-type="image/svg+xml">
            <text:p/>
          </draw:image>
          <draw:image xlink:href="Pictures/10000201000001070000002F0F86ABDF48DBC0A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5cm" fo:margin-bottom="0.125cm" fo:margin-left="0.125cm" fo:margin-right="0.125cm" fo:page-width="5.212cm" fo:page-height="0.9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1-03-20T10:32:29.387239822</dc:date>
    <dc:creator>Traoré Daouda</dc:creator>
    <meta:editing-duration>PT3M20S</meta:editing-duration>
    <meta:editing-cycles>2</meta:editing-cycles>
    <meta:generator>LibreOffice/6.4.2.2$MacOSX_X86_64 LibreOffice_project/4e471d8c02c9c90f512f7f9ead8875b57fcb1ec3</meta:generator>
    <meta:document-statistic meta:object-count="1"/>
  </office:meta>
</office:document-meta>
</file>